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605cm"/>
    </style:style>
    <style:style style:name="co3" style:family="table-column">
      <style:table-column-properties fo:break-before="auto" style:column-width="1.226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3.12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107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irsttime 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sttime 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rstlat 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stlat 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rrtime =</text:p>
          </table:table-cell>
          <table:table-cell table:style-name="ce2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>
            <text:p>sec_from_ta =</text:p>
          </table:table-cell>
          <table:table-cell table:formula="oooc:=+currt-ta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ract =</text:p>
          </table:table-cell>
          <table:table-cell table:formula="oooc:=+(sec_from_ta)/(antsec)" office:value-type="float" office:value="0">
            <text:p/>
          </table:table-cell>
          <table:table-cell table:number-columns-repeated="3"/>
          <table:table-cell table:style-name="ce1" office:value-type="string">
            <text:p>sec_from_tb =</text:p>
          </table:table-cell>
          <table:table-cell table:formula="oooc:=+tb-currt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ntsec =</text:p>
          </table:table-cell>
          <table:table-cell table:formula="oooc:=+tb-ta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>
            <text:p>middle =</text:p>
          </table:table-cell>
          <table:table-cell table:formula="oooc:=+(ta+tb)/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rrlat =</text:p>
          </table:table-cell>
          <table:table-cell table:style-name="ce3" table:formula="oooc:=+xa+((xb-xa)*fract)" office:value-type="float" office:value="0">
            <text:p/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formel =</text:p>
          </table:table-cell>
          <table:table-cell table:style-name="ce3" table:formula="oooc:=+xa+(xb-xa)*((currt-ta)/(tb-ta))" office:value-type="float" office:value="0">
            <text:p/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firsttime = 1</text:p>
          </table:table-cell>
          <table:table-cell office:value-type="string">
            <text:p>lasttime = 3</text:p>
          </table:table-cell>
          <table:table-cell office:value-type="string">
            <text:p>currtime = 2</text:p>
          </table:table-cell>
          <table:table-cell office:value-type="string">
            <text:p>f = 0,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firsttime = 1</text:p>
          </table:table-cell>
          <table:table-cell office:value-type="string">
            <text:p>lasttime = 7</text:p>
          </table:table-cell>
          <table:table-cell office:value-type="string">
            <text:p>currtime = 7</text:p>
          </table:table-cell>
          <table:table-cell office:value-type="string">
            <text:p>f = 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firsttime = 1</text:p>
          </table:table-cell>
          <table:table-cell office:value-type="string">
            <text:p>lasttime = 7</text:p>
          </table:table-cell>
          <table:table-cell office:value-type="string">
            <text:p>currtime = 1</text:p>
          </table:table-cell>
          <table:table-cell office:value-type="string">
            <text:p>f = 0</text:p>
          </table:table-cell>
        </table:table-row>
      </table:table>
      <table:table table:name="Ark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>
        <table:named-range table:name="ta" table:base-cell-address="$Ark1.$D$3" table:cell-range-address="$Ark1.$D$3"/>
        <table:named-range table:name="tb" table:base-cell-address="$Ark1.$G$3" table:cell-range-address="$Ark1.$G$3"/>
        <table:named-range table:name="xa" table:base-cell-address="$Ark1.$D$4" table:cell-range-address="$Ark1.$D$4"/>
        <table:named-range table:name="xb" table:base-cell-address="$Ark1.$G$4" table:cell-range-address="$Ark1.$G$4"/>
        <table:named-range table:name="currt" table:base-cell-address="$Ark1.$D$6" table:cell-range-address="$Ark1.$D$6"/>
        <table:named-range table:name="currx" table:base-cell-address="$Ark1.$D$14" table:cell-range-address="$Ark1.$D$14"/>
        <table:named-range table:name="middle" table:base-cell-address="$Ark1.$D$11" table:cell-range-address="$Ark1.$I$12"/>
        <table:named-range table:name="antsec" table:base-cell-address="$Ark1.$D$10" table:cell-range-address="$Ark1.$D$10"/>
        <table:named-range table:name="fract" table:base-cell-address="$Ark1.$D$8" table:cell-range-address="$Ark1.$D$8"/>
        <table:named-range table:name="sec_from_ta" table:base-cell-address="$Ark1.$I$7" table:cell-range-address="$Ark1.$I$7"/>
        <table:named-range table:name="sec_from_tb" table:base-cell-address="$Ark1.$I$8" table:cell-range-address="$Ark1.$I$8"/>
      </table:named-expressions>
      <table:database-ranges>
        <table:database-range table:target-range-address="Ark1.C3:Ark1.D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nb" fo:country="NO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.05.2008</text:date>, <text:time>01:41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1-27T23:33:46</meta:creation-date>
    <dc:date>2008-05-05T01:41:15</dc:date>
    <dc:language>nb-NO</dc:language>
    <meta:editing-cycles>7</meta:editing-cycles>
    <meta:editing-duration>PT4H28M25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